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4200000631966B459F5DD6BE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349cm" fo:min-width="4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3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.4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3.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Source Sans Pro"/>
    </style:style>
    <style:style style:name="P3" style:family="paragraph">
      <loext:graphic-properties draw:fill-color="#ffffff"/>
      <style:paragraph-properties fo:text-align="center"/>
      <style:text-properties style:font-name="Source Sans Pro"/>
    </style:style>
    <style:style style:name="T1" style:family="text">
      <style:text-properties style:font-name="Source Sans Pr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89cm" svg:height="9.963cm" svg:x="0.011cm" svg:y="0cm">
          <draw:image xlink:href="Pictures/100002010000084200000631966B459F5DD6BE8A.png" xlink:type="simple" xlink:show="embed" xlink:actuate="onLoad">
            <text:p/>
          </draw:image>
        </draw:frame>
        <draw:custom-shape draw:style-name="gr2" draw:text-style-name="P3" draw:layer="layout" svg:width="5cm" svg:height="0.599cm" draw:transform="rotate (0.0829031394697307) translate (2.788cm 0.392cm)">
          <text:p text:style-name="P2"><text:span text:style-name="T1">59 triangular scintillator ba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0.5cm" svg:x="0.2cm" svg:y="5.163cm">
          <text:p text:style-name="P2"><text:span text:style-name="T1">MAPMT conn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cm" svg:height="1cm" svg:x="10.3cm" svg:y="3.763cm">
          <text:p text:style-name="P2"><text:span text:style-name="T1">Calibration fibre</text:span><text:span text:style-name="T1"><text:line-break/></text:span><text:span text:style-name="T1">conne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cm" svg:height="0.5cm" svg:x="5.9cm" svg:y="5.163cm">
          <text:p text:style-name="P2"><text:span text:style-name="T1">SAPMT conn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0.5cm" svg:x="9.9cm" svg:y="1.1cm">
          <text:p text:style-name="P2"><text:span text:style-name="T1">Fibre box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0.5cm" svg:x="0.3cm" svg:y="2.3cm">
          <text:p text:style-name="P2"><text:span text:style-name="T1">Fibre bo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9cm" fo:page-height="9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28T11:25:51.953358853</dc:date>
    <meta:editing-duration>PT7M4S</meta:editing-duration>
    <meta:editing-cycles>3</meta:editing-cycles>
    <meta:generator>LibreOffice/5.4.7.2$Linux_X86_64 LibreOffice_project/40$Build-2</meta:generator>
    <meta:document-statistic meta:object-count="7"/>
  </office:meta>
</office:document-meta>
</file>